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231f20" draw:fill="solid" draw:fill-color="#ffffff" fo:padding-top="0.013cm" fo:padding-bottom="0.013cm" fo:padding-left="0.013cm" fo:padding-right="0.013cm"/>
    </style:style>
    <style:style style:name="gr2" style:family="graphic" style:parent-style-name="standard">
      <style:graphic-properties draw:stroke="dash" svg:stroke-width="0.017cm" svg:stroke-color="#231f20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solid" draw:fill-color="#231f20"/>
    </style:style>
    <style:style style:name="gr5" style:family="graphic" style:parent-style-name="standard">
      <style:graphic-properties draw:stroke="solid" svg:stroke-width="0.017cm" svg:stroke-color="#918f8f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solid" draw:fill-color="#918f8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29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231f20" draw:fill="solid" draw:fill-color="#d3d2d2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26cm" svg:stroke-color="#211d1d" draw:fill="solid" draw:fill-color="#ffffff" fo:padding-top="0.013cm" fo:padding-bottom="0.013cm" fo:padding-left="0.013cm" fo:padding-right="0.013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0.29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.81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0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28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2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31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9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6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9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7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34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9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6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97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26cm" svg:stroke-color="#231f20" draw:fill="solid" draw:fill-color="#d3d2d2" fo:padding-top="0.013cm" fo:padding-bottom="0.013cm" fo:padding-left="0.013cm" fo:padding-right="0.013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7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3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78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26cm" svg:stroke-color="#231f20" draw:fill="solid" draw:fill-color="#231f20" fo:padding-top="0.013cm" fo:padding-bottom="0.013cm" fo:padding-left="0.013cm" fo:padding-right="0.013cm"/>
    </style:style>
    <style:style style:name="gr30" style:family="graphic" style:parent-style-name="standard">
      <style:graphic-properties draw:stroke="dash" svg:stroke-width="0.017cm" svg:stroke-color="#ffffff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solid" svg:stroke-width="0.017cm" svg:stroke-color="#ffffff" draw:fill="none" fo:padding-top="0.008cm" fo:padding-bottom="0.008cm" fo:padding-left="0.008cm" fo:padding-right="0.008cm"/>
    </style:style>
    <style:style style:name="P1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2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3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T1" style:family="text">
      <style:text-properties fo:color="#231f20" style:font-family-complex="Calibri"/>
    </style:style>
    <style:style style:name="T2" style:family="text">
      <style:text-properties fo:color="#918f8f" style:font-family-complex="Calibri"/>
    </style:style>
    <style:style style:name="T3" style:family="text">
      <style:text-properties fo:color="#231f20" fo:font-family="'CMU Serif'" style:font-style-name="Roman" style:font-family-generic="roman" style:font-pitch="variable" fo:font-size="10pt" fo:font-weight="normal" style:font-size-asian="18pt" style:font-family-complex="Calibri" style:font-size-complex="18pt"/>
    </style:style>
    <style:style style:name="T4" style:family="text">
      <style:text-properties fo:color="#ffffff" fo:font-family="'CMU Serif'" style:font-style-name="Roman" style:font-family-generic="roman" style:font-pitch="variable" fo:font-size="10pt" fo:font-weight="normal" style:font-size-asian="18pt" style:font-family-complex="Calib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771cm" svg:height="0.703cm" svg:x="10.06cm" svg:y="11.137cm" svg:viewBox="0 0 1772 704" draw:points="0,704 1772,704 1772,0 0,0">
          <text:p/>
        </draw:polygon>
        <draw:line draw:style-name="gr2" draw:text-style-name="P1" draw:layer="layout" svg:x1="11.123cm" svg:y1="11.137cm" svg:x2="11.123cm" svg:y2="11.841cm">
          <text:p/>
        </draw:line>
        <draw:line draw:style-name="gr2" draw:text-style-name="P1" draw:layer="layout" svg:x1="10.414cm" svg:y1="11.137cm" svg:x2="10.414cm" svg:y2="11.821cm">
          <text:p/>
        </draw:line>
        <draw:line draw:style-name="gr3" draw:text-style-name="P1" draw:layer="layout" svg:x1="11.478cm" svg:y1="11.49cm" svg:x2="14.491cm" svg:y2="13.117cm">
          <text:p/>
        </draw:line>
        <draw:polygon draw:style-name="gr4" draw:text-style-name="P1" draw:layer="layout" svg:width="0.209cm" svg:height="0.162cm" svg:x="14.403cm" svg:y="13.02cm" svg:viewBox="0 0 210 163" draw:points="210,163 0,140 79,92 76,0">
          <text:p/>
        </draw:polygon>
        <draw:line draw:style-name="gr3" draw:text-style-name="P1" draw:layer="layout" svg:x1="10.769cm" svg:y1="11.49cm" svg:x2="7.727cm" svg:y2="13.115cm">
          <text:p/>
        </draw:line>
        <draw:polygon draw:style-name="gr4" draw:text-style-name="P1" draw:layer="layout" svg:width="0.21cm" svg:height="0.161cm" svg:x="7.604cm" svg:y="13.017cm" svg:viewBox="0 0 211 162" draw:points="0,162 135,0 132,92 211,141">
          <text:p/>
        </draw:polygon>
        <draw:line draw:style-name="gr5" draw:text-style-name="P1" draw:layer="layout" svg:x1="11.478cm" svg:y1="11.49cm" svg:x2="11.153cm" svg:y2="13.021cm">
          <text:p/>
        </draw:line>
        <draw:polygon draw:style-name="gr6" draw:text-style-name="P1" draw:layer="layout" svg:width="0.156cm" svg:height="0.206cm" svg:x="11.086cm" svg:y="12.948cm" svg:viewBox="0 0 157 207" draw:points="38,207 0,0 69,62 157,33">
          <text:p/>
        </draw:polygon>
        <draw:frame draw:style-name="gr7" draw:text-style-name="P2" draw:layer="layout" svg:width="0.295cm" svg:height="0.466cm" svg:x="9.811cm" svg:y="10.962cm">
          <draw:text-box>
            <text:p text:style-name="P2"><text:span text:style-name="T1">A</text:span></text:p>
          </draw:text-box>
        </draw:frame>
        <draw:polygon draw:style-name="gr8" draw:text-style-name="P1" draw:layer="layout" svg:width="1.417cm" svg:height="2.816cm" svg:x="3.325cm" svg:y="10.785cm" svg:viewBox="0 0 1418 2817" draw:points="0,2817 1418,2817 1418,0 0,0">
          <text:p/>
        </draw:polygon>
        <draw:path draw:style-name="gr9" draw:text-style-name="P1" draw:layer="layout" svg:width="0.708cm" svg:height="2.112cm" svg:x="3.68cm" svg:y="11.137cm" svg:viewBox="0 0 709 2113" svg:d="m118 2113c-64 0-118-108-118-240v-1633c0-132 54-240 118-240h471c66 0 120 108 120 240v1633c0 132-54 240-120 240z">
          <text:p/>
        </draw:path>
        <draw:line draw:style-name="gr2" draw:text-style-name="P1" draw:layer="layout" svg:x1="3.68cm" svg:y1="11.841cm" svg:x2="4.389cm" svg:y2="11.841cm">
          <text:p/>
        </draw:line>
        <draw:line draw:style-name="gr2" draw:text-style-name="P1" draw:layer="layout" svg:x1="3.68cm" svg:y1="12.545cm" svg:x2="4.389cm" svg:y2="12.545cm">
          <text:p/>
        </draw:line>
        <draw:frame draw:style-name="gr10" draw:text-style-name="P2" draw:layer="layout" svg:width="0.294cm" svg:height="0.47cm" svg:x="11.2cm" svg:y="12.046cm">
          <draw:text-box>
            <text:p text:style-name="P2"><text:span text:style-name="T2">X</text:span></text:p>
          </draw:text-box>
        </draw:frame>
        <draw:frame draw:style-name="gr11" draw:text-style-name="P2" draw:layer="layout" svg:width="1.817cm" svg:height="0.466cm" svg:x="3.363cm" svg:y="10.141cm">
          <draw:text-box>
            <text:p text:style-name="P2"><text:span text:style-name="T1">Collector’s</text:span></text:p>
          </draw:text-box>
        </draw:frame>
        <draw:path draw:style-name="gr2" draw:text-style-name="P1" draw:layer="layout" svg:width="6.892cm" svg:height="1.033cm" svg:x="4.034cm" svg:y="12.194cm" svg:viewBox="0 0 6893 1034" svg:d="m0 0c3497 0 6893 1034 6893 1034">
          <text:p/>
        </draw:path>
        <draw:polygon draw:style-name="gr4" draw:text-style-name="P1" draw:layer="layout" svg:width="0.21cm" svg:height="0.151cm" svg:x="10.849cm" svg:y="13.136cm" svg:viewBox="0 0 211 152" draw:points="211,133 0,152 68,90 47,0">
          <text:p/>
        </draw:polygon>
        <draw:path draw:style-name="gr2" draw:text-style-name="P1" draw:layer="layout" svg:width="3.356cm" svg:height="0.328cm" svg:x="4.034cm" svg:y="12.898cm" svg:viewBox="0 0 3357 329" svg:d="m0 0c1603 0 3357 329 3357 329">
          <text:p/>
        </draw:path>
        <draw:polygon draw:style-name="gr4" draw:text-style-name="P1" draw:layer="layout" svg:width="0.206cm" svg:height="0.155cm" svg:x="7.321cm" svg:y="13.139cm" svg:viewBox="0 0 207 156" draw:points="207,115 0,156 60,88 29,0">
          <text:p/>
        </draw:polygon>
        <draw:path draw:style-name="gr2" draw:text-style-name="P1" draw:layer="layout" svg:width="5.789cm" svg:height="0.213cm" svg:x="4.034cm" svg:y="11.282cm" svg:viewBox="0 0 5790 214" svg:d="m0 214c2040-202 4191-277 5790-154">
          <text:p/>
        </draw:path>
        <draw:polygon draw:style-name="gr4" draw:text-style-name="P1" draw:layer="layout" svg:width="0.2cm" svg:height="0.158cm" svg:x="9.761cm" svg:y="11.255cm" svg:viewBox="0 0 201 159" draw:points="201,94 0,159 52,83 12,0">
          <text:p/>
        </draw:polygon>
        <draw:polygon draw:style-name="gr1" draw:text-style-name="P1" draw:layer="layout" svg:width="1.063cm" svg:height="0.703cm" svg:x="14.668cm" svg:y="13.25cm" svg:viewBox="0 0 1064 704" draw:points="0,704 1064,704 1064,0 0,0">
          <text:p/>
        </draw:polygon>
        <draw:line draw:style-name="gr2" draw:text-style-name="P1" draw:layer="layout" svg:x1="15.023cm" svg:y1="13.25cm" svg:x2="15.023cm" svg:y2="13.954cm">
          <text:p/>
        </draw:line>
        <draw:frame draw:style-name="gr12" draw:text-style-name="P2" draw:layer="layout" svg:width="0.508cm" svg:height="0.466cm" svg:x="3.841cm" svg:y="10.414cm">
          <draw:text-box>
            <text:p text:style-name="P2"><text:span text:style-name="T1">log</text:span></text:p>
          </draw:text-box>
        </draw:frame>
        <draw:polygon draw:style-name="gr1" draw:text-style-name="P1" draw:layer="layout" svg:width="1.063cm" svg:height="0.703cm" svg:x="11.123cm" svg:y="13.25cm" svg:viewBox="0 0 1064 704" draw:points="0,704 1064,704 1064,0 0,0">
          <text:p/>
        </draw:polygon>
        <draw:line draw:style-name="gr2" draw:text-style-name="P1" draw:layer="layout" svg:x1="11.478cm" svg:y1="13.25cm" svg:x2="11.478cm" svg:y2="13.954cm">
          <text:p/>
        </draw:line>
        <draw:frame draw:style-name="gr13" draw:text-style-name="P2" draw:layer="layout" svg:width="0.3cm" svg:height="0.465cm" svg:x="14.415cm" svg:y="13.31cm">
          <draw:text-box>
            <text:p text:style-name="P2"><text:span text:style-name="T1">D</text:span></text:p>
          </draw:text-box>
        </draw:frame>
        <draw:polygon draw:style-name="gr1" draw:text-style-name="P1" draw:layer="layout" svg:width="1.063cm" svg:height="0.703cm" svg:x="7.579cm" svg:y="13.25cm" svg:viewBox="0 0 1064 704" draw:points="0,704 1064,704 1064,0 0,0">
          <text:p/>
        </draw:polygon>
        <draw:line draw:style-name="gr2" draw:text-style-name="P1" draw:layer="layout" svg:x1="7.934cm" svg:y1="13.25cm" svg:x2="7.934cm" svg:y2="13.954cm">
          <text:p/>
        </draw:line>
        <draw:frame draw:style-name="gr14" draw:text-style-name="P2" draw:layer="layout" svg:width="0.285cm" svg:height="0.465cm" svg:x="10.883cm" svg:y="13.31cm">
          <draw:text-box>
            <text:p text:style-name="P2"><text:span text:style-name="T1">C</text:span></text:p>
          </draw:text-box>
        </draw:frame>
        <draw:frame draw:style-name="gr15" draw:text-style-name="P2" draw:layer="layout" svg:width="0.28cm" svg:height="0.465cm" svg:x="7.337cm" svg:y="13.31cm">
          <draw:text-box>
            <text:p text:style-name="P2"><text:span text:style-name="T1">B</text:span></text:p>
          </draw:text-box>
        </draw:frame>
      </draw:page>
      <draw:page draw:name="page2" draw:style-name="dp1" draw:master-page-name="Default">
        <draw:line draw:style-name="gr3" draw:text-style-name="P3" draw:layer="layout" svg:x1="16.113cm" svg:y1="5.004cm" svg:x2="14.435cm" svg:y2="5.78cm">
          <text:p/>
        </draw:line>
        <draw:polygon draw:style-name="gr4" draw:text-style-name="P3" draw:layer="layout" svg:width="0.276cm" svg:height="0.157cm" svg:x="14.281cm" svg:y="5.692cm" svg:viewBox="0 0 277 158" draw:points="0,158 155,0 165,82 277,118">
          <text:p/>
        </draw:polygon>
        <draw:line draw:style-name="gr2" draw:text-style-name="P3" draw:layer="layout" svg:x1="6.2cm" svg:y1="5.321cm" svg:x2="6.2cm" svg:y2="5.78cm">
          <text:p/>
        </draw:line>
        <draw:polygon draw:style-name="gr4" draw:text-style-name="P3" draw:layer="layout" svg:width="0.212cm" svg:height="0.174cm" svg:x="6.095cm" svg:y="5.729cm" svg:viewBox="0 0 213 175" draw:points="106,175 0,0 106,41 213,0">
          <text:p/>
        </draw:polygon>
        <draw:frame draw:style-name="gr16" draw:text-style-name="P5" draw:layer="layout" svg:width="2.319cm" svg:height="0.42cm" svg:x="5.283cm" svg:y="5.004cm">
          <draw:text-box>
            <text:p text:style-name="P4"><text:span text:style-name="T3">candidates</text:span></text:p>
          </draw:text-box>
        </draw:frame>
        <draw:frame draw:style-name="gr17" draw:text-style-name="P5" draw:layer="layout" svg:width="0.292cm" svg:height="0.42cm" svg:x="5.38cm" svg:y="5.945cm">
          <draw:text-box>
            <text:p text:style-name="P4"><text:span text:style-name="T3">A</text:span></text:p>
          </draw:text-box>
        </draw:frame>
        <draw:frame draw:style-name="gr18" draw:text-style-name="P5" draw:layer="layout" svg:width="0.264cm" svg:height="0.42cm" svg:x="9.627cm" svg:y="8.027cm">
          <draw:text-box>
            <text:p text:style-name="P4"><text:span text:style-name="T3">Y</text:span></text:p>
          </draw:text-box>
        </draw:frame>
        <draw:frame draw:style-name="gr19" draw:text-style-name="P5" draw:layer="layout" svg:width="0.293cm" svg:height="0.42cm" svg:x="12.932cm" svg:y="8.027cm">
          <draw:text-box>
            <text:p text:style-name="P4"><text:span text:style-name="T3">Z</text:span></text:p>
          </draw:text-box>
        </draw:frame>
        <draw:polygon draw:style-name="gr1" draw:text-style-name="P3" draw:layer="layout" svg:width="2.831cm" svg:height="0.634cm" svg:x="9.976cm" svg:y="5.956cm" svg:viewBox="0 0 2832 635" draw:points="0,635 2832,635 2832,0 0,0">
          <text:p/>
        </draw:polygon>
        <draw:line draw:style-name="gr2" draw:text-style-name="P3" draw:layer="layout" svg:x1="10.92cm" svg:y1="5.956cm" svg:x2="10.92cm" svg:y2="6.591cm">
          <text:p/>
        </draw:line>
        <draw:line draw:style-name="gr2" draw:text-style-name="P3" draw:layer="layout" svg:x1="11.864cm" svg:y1="5.956cm" svg:x2="11.864cm" svg:y2="6.591cm">
          <text:p/>
        </draw:line>
        <draw:frame draw:style-name="gr19" draw:text-style-name="P5" draw:layer="layout" svg:width="0.293cm" svg:height="0.42cm" svg:x="13.876cm" svg:y="5.945cm">
          <draw:text-box>
            <text:p text:style-name="P4"><text:span text:style-name="T3">X</text:span></text:p>
          </draw:text-box>
        </draw:frame>
        <draw:polygon draw:style-name="gr1" draw:text-style-name="P3" draw:layer="layout" svg:width="2.831cm" svg:height="0.634cm" svg:x="5.729cm" svg:y="5.956cm" svg:viewBox="0 0 2832 635" draw:points="0,635 2832,635 2832,0 0,0">
          <text:p/>
        </draw:polygon>
        <draw:line draw:style-name="gr2" draw:text-style-name="P3" draw:layer="layout" svg:x1="6.673cm" svg:y1="5.956cm" svg:x2="6.673cm" svg:y2="6.591cm">
          <text:p/>
        </draw:line>
        <draw:line draw:style-name="gr2" draw:text-style-name="P3" draw:layer="layout" svg:x1="7.617cm" svg:y1="5.956cm" svg:x2="7.617cm" svg:y2="6.591cm">
          <text:p/>
        </draw:line>
        <draw:frame draw:style-name="gr20" draw:text-style-name="P5" draw:layer="layout" svg:width="0.273cm" svg:height="0.42cm" svg:x="10.342cm" svg:y="6.154cm">
          <draw:text-box>
            <text:p text:style-name="P4"><text:span text:style-name="T3">1</text:span></text:p>
          </draw:text-box>
        </draw:frame>
        <draw:polygon draw:style-name="gr1" draw:text-style-name="P3" draw:layer="layout" svg:width="1.887cm" svg:height="0.634cm" svg:x="14.225cm" svg:y="5.956cm" svg:viewBox="0 0 1888 635" draw:points="0,635 1888,635 1888,0 0,0">
          <text:p/>
        </draw:polygon>
        <draw:line draw:style-name="gr2" draw:text-style-name="P3" draw:layer="layout" svg:x1="15.169cm" svg:y1="5.956cm" svg:x2="15.169cm" svg:y2="6.591cm">
          <text:p/>
        </draw:line>
        <draw:frame draw:style-name="gr20" draw:text-style-name="P5" draw:layer="layout" svg:width="0.273cm" svg:height="0.42cm" svg:x="6.095cm" svg:y="6.154cm">
          <draw:text-box>
            <text:p text:style-name="P4"><text:span text:style-name="T3">1</text:span></text:p>
          </draw:text-box>
        </draw:frame>
        <draw:polygon draw:style-name="gr1" draw:text-style-name="P3" draw:layer="layout" svg:width="1.887cm" svg:height="0.634cm" svg:x="9.976cm" svg:y="7.544cm" svg:viewBox="0 0 1888 635" draw:points="0,635 1888,635 1888,0 0,0">
          <text:p/>
        </draw:polygon>
        <draw:line draw:style-name="gr2" draw:text-style-name="P3" draw:layer="layout" svg:x1="10.92cm" svg:y1="7.544cm" svg:x2="10.92cm" svg:y2="8.179cm">
          <text:p/>
        </draw:line>
        <draw:frame draw:style-name="gr20" draw:text-style-name="P5" draw:layer="layout" svg:width="0.273cm" svg:height="0.42cm" svg:x="14.591cm" svg:y="6.154cm">
          <draw:text-box>
            <text:p text:style-name="P4"><text:span text:style-name="T3">2</text:span></text:p>
          </draw:text-box>
        </draw:frame>
        <draw:polygon draw:style-name="gr1" draw:text-style-name="P3" draw:layer="layout" svg:width="1.887cm" svg:height="0.634cm" svg:x="13.281cm" svg:y="7.544cm" svg:viewBox="0 0 1888 635" draw:points="0,635 1888,635 1888,0 0,0">
          <text:p/>
        </draw:polygon>
        <draw:line draw:style-name="gr2" draw:text-style-name="P3" draw:layer="layout" svg:x1="14.225cm" svg:y1="7.544cm" svg:x2="14.225cm" svg:y2="8.179cm">
          <text:p/>
        </draw:line>
        <draw:frame draw:style-name="gr20" draw:text-style-name="P5" draw:layer="layout" svg:width="0.273cm" svg:height="0.42cm" svg:x="10.342cm" svg:y="7.758cm">
          <draw:text-box>
            <text:p text:style-name="P4"><text:span text:style-name="T3">2</text:span></text:p>
          </draw:text-box>
        </draw:frame>
        <draw:path draw:style-name="gr3" draw:text-style-name="P3" draw:layer="layout" svg:width="2.691cm" svg:height="0.698cm" svg:x="8.701cm" svg:y="5.575cm" svg:viewBox="0 0 2692 699" svg:d="m2692 699c-157-706-1696-918-2692-447">
          <text:p/>
        </draw:path>
        <draw:polygon draw:style-name="gr4" draw:text-style-name="P3" draw:layer="layout" svg:width="0.274cm" svg:height="0.158cm" svg:x="8.549cm" svg:y="5.739cm" svg:viewBox="0 0 275 159" draw:points="0,159 152,0 164,82 275,117">
          <text:p/>
        </draw:polygon>
        <draw:line draw:style-name="gr3" draw:text-style-name="P3" draw:layer="layout" svg:x1="11.393cm" svg:y1="7.861cm" svg:x2="13.071cm" svg:y2="7.861cm">
          <text:p/>
        </draw:line>
        <draw:polygon draw:style-name="gr4" draw:text-style-name="P3" draw:layer="layout" svg:width="0.259cm" svg:height="0.143cm" svg:x="12.996cm" svg:y="7.789cm" svg:viewBox="0 0 260 144" draw:points="260,72 0,144 61,72 0,0">
          <text:p/>
        </draw:polygon>
        <draw:path draw:style-name="gr3" draw:text-style-name="P3" draw:layer="layout" svg:width="3.548cm" svg:height="1.269cm" svg:x="12.092cm" svg:y="6.274cm" svg:viewBox="0 0 3549 1270" svg:d="m3549 0c-665 776-1609 1187-3549 1270">
          <text:p/>
        </draw:path>
        <draw:polygon draw:style-name="gr4" draw:text-style-name="P3" draw:layer="layout" svg:width="0.267cm" svg:height="0.142cm" svg:x="11.907cm" svg:y="7.469cm" svg:viewBox="0 0 268 143" draw:points="0,82 254,0 198,74 268,143">
          <text:p/>
        </draw:polygon>
        <draw:line draw:style-name="gr3" draw:text-style-name="P3" draw:layer="layout" svg:x1="12.337cm" svg:y1="6.274cm" svg:x2="14.015cm" svg:y2="6.274cm">
          <text:p/>
        </draw:line>
        <draw:polygon draw:style-name="gr4" draw:text-style-name="P3" draw:layer="layout" svg:width="0.259cm" svg:height="0.142cm" svg:x="13.94cm" svg:y="6.202cm" svg:viewBox="0 0 260 143" draw:points="260,72 0,143 61,72 0,0">
          <text:p/>
        </draw:polygon>
        <draw:path draw:style-name="gr3" draw:text-style-name="P3" draw:layer="layout" svg:width="2.543cm" svg:height="1.331cm" svg:x="7.144cm" svg:y="6.274cm" svg:viewBox="0 0 2544 1332" svg:d="m0 0c725 685 1041 1132 2544 1332">
          <text:p/>
        </draw:path>
        <draw:polygon draw:style-name="gr4" draw:text-style-name="P3" draw:layer="layout" svg:width="0.276cm" svg:height="0.139cm" svg:x="9.593cm" svg:y="7.526cm" svg:viewBox="0 0 277 140" draw:points="277,104 0,140 82,78 42,0">
          <text:p/>
        </draw:polygon>
        <draw:line draw:style-name="gr3" draw:text-style-name="P3" draw:layer="layout" svg:x1="8.088cm" svg:y1="6.274cm" svg:x2="9.766cm" svg:y2="6.274cm">
          <text:p/>
        </draw:line>
        <draw:polygon draw:style-name="gr4" draw:text-style-name="P3" draw:layer="layout" svg:width="0.261cm" svg:height="0.142cm" svg:x="9.691cm" svg:y="6.202cm" svg:viewBox="0 0 262 143" draw:points="262,72 0,143 62,72 0,0">
          <text:p/>
        </draw:polygon>
        <draw:frame draw:style-name="gr20" draw:text-style-name="P5" draw:layer="layout" svg:width="0.273cm" svg:height="0.42cm" svg:x="13.647cm" svg:y="7.758cm">
          <draw:text-box>
            <text:p text:style-name="P4"><text:span text:style-name="T3">1</text:span></text:p>
          </draw:text-box>
        </draw:frame>
      </draw:page>
      <draw:page draw:name="page3" draw:style-name="dp1" draw:master-page-name="Default">
        <draw:line draw:style-name="gr3" draw:text-style-name="P3" draw:layer="layout" svg:x1="16.24cm" svg:y1="9.444cm" svg:x2="14.542cm" svg:y2="10.221cm">
          <text:p/>
        </draw:line>
        <draw:polygon draw:style-name="gr4" draw:text-style-name="P3" draw:layer="layout" svg:width="0.279cm" svg:height="0.157cm" svg:x="14.387cm" svg:y="10.133cm" svg:viewBox="0 0 280 158" draw:points="0,158 156,0 167,82 280,118">
          <text:p/>
        </draw:polygon>
        <draw:line draw:style-name="gr2" draw:text-style-name="P3" draw:layer="layout" svg:x1="6.211cm" svg:y1="9.762cm" svg:x2="6.211cm" svg:y2="10.221cm">
          <text:p/>
        </draw:line>
        <draw:polygon draw:style-name="gr4" draw:text-style-name="P3" draw:layer="layout" svg:width="0.214cm" svg:height="0.174cm" svg:x="6.104cm" svg:y="10.17cm" svg:viewBox="0 0 215 175" draw:points="107,175 0,0 107,41 215,0">
          <text:p/>
        </draw:polygon>
        <draw:frame draw:style-name="gr21" draw:text-style-name="P5" draw:layer="layout" svg:width="2.346cm" svg:height="0.42cm" svg:x="5.283cm" svg:y="9.445cm">
          <draw:text-box>
            <text:p text:style-name="P4"><text:span text:style-name="T3">candidates</text:span></text:p>
          </draw:text-box>
        </draw:frame>
        <draw:frame draw:style-name="gr22" draw:text-style-name="P5" draw:layer="layout" svg:width="0.296cm" svg:height="0.42cm" svg:x="5.381cm" svg:y="10.386cm">
          <draw:text-box>
            <text:p text:style-name="P4"><text:span text:style-name="T3">A</text:span></text:p>
          </draw:text-box>
        </draw:frame>
        <draw:frame draw:style-name="gr23" draw:text-style-name="P5" draw:layer="layout" svg:width="0.265cm" svg:height="0.42cm" svg:x="9.678cm" svg:y="12.467cm">
          <draw:text-box>
            <text:p text:style-name="P4"><text:span text:style-name="T3">Y</text:span></text:p>
          </draw:text-box>
        </draw:frame>
        <draw:frame draw:style-name="gr24" draw:text-style-name="P5" draw:layer="layout" svg:width="0.297cm" svg:height="0.42cm" svg:x="13.021cm" svg:y="12.467cm">
          <draw:text-box>
            <text:p text:style-name="P4"><text:span text:style-name="T3">Z</text:span></text:p>
          </draw:text-box>
        </draw:frame>
        <draw:polygon draw:style-name="gr25" draw:text-style-name="P3" draw:layer="layout" svg:width="2.864cm" svg:height="0.634cm" svg:x="10.031cm" svg:y="10.397cm" svg:viewBox="0 0 2865 635" draw:points="0,635 2865,635 2865,0 0,0">
          <text:p/>
        </draw:polygon>
        <draw:line draw:style-name="gr2" draw:text-style-name="P3" draw:layer="layout" svg:x1="10.986cm" svg:y1="10.397cm" svg:x2="10.986cm" svg:y2="11.032cm">
          <text:p/>
        </draw:line>
        <draw:line draw:style-name="gr2" draw:text-style-name="P3" draw:layer="layout" svg:x1="11.941cm" svg:y1="10.397cm" svg:x2="11.941cm" svg:y2="11.032cm">
          <text:p/>
        </draw:line>
        <draw:frame draw:style-name="gr24" draw:text-style-name="P5" draw:layer="layout" svg:width="0.297cm" svg:height="0.42cm" svg:x="13.976cm" svg:y="10.386cm">
          <draw:text-box>
            <text:p text:style-name="P4"><text:span text:style-name="T3">X</text:span></text:p>
          </draw:text-box>
        </draw:frame>
        <draw:polygon draw:style-name="gr25" draw:text-style-name="P3" draw:layer="layout" svg:width="2.864cm" svg:height="0.634cm" svg:x="5.734cm" svg:y="10.397cm" svg:viewBox="0 0 2865 635" draw:points="0,635 2865,635 2865,0 0,0">
          <text:p/>
        </draw:polygon>
        <draw:line draw:style-name="gr2" draw:text-style-name="P3" draw:layer="layout" svg:x1="6.689cm" svg:y1="10.397cm" svg:x2="6.689cm" svg:y2="11.032cm">
          <text:p/>
        </draw:line>
        <draw:line draw:style-name="gr2" draw:text-style-name="P3" draw:layer="layout" svg:x1="7.644cm" svg:y1="10.397cm" svg:x2="7.644cm" svg:y2="11.032cm">
          <text:p/>
        </draw:line>
        <draw:frame draw:style-name="gr26" draw:text-style-name="P5" draw:layer="layout" svg:width="0.277cm" svg:height="0.42cm" svg:x="10.401cm" svg:y="10.595cm">
          <draw:text-box>
            <text:p text:style-name="P4"><text:span text:style-name="T3">0</text:span></text:p>
          </draw:text-box>
        </draw:frame>
        <draw:polygon draw:style-name="gr25" draw:text-style-name="P3" draw:layer="layout" svg:width="1.909cm" svg:height="0.634cm" svg:x="14.33cm" svg:y="10.397cm" svg:viewBox="0 0 1910 635" draw:points="0,635 1910,635 1910,0 0,0">
          <text:p/>
        </draw:polygon>
        <draw:line draw:style-name="gr2" draw:text-style-name="P3" draw:layer="layout" svg:x1="15.285cm" svg:y1="10.397cm" svg:x2="15.285cm" svg:y2="11.032cm">
          <text:p/>
        </draw:line>
        <draw:frame draw:style-name="gr26" draw:text-style-name="P5" draw:layer="layout" svg:width="0.277cm" svg:height="0.42cm" svg:x="6.104cm" svg:y="10.595cm">
          <draw:text-box>
            <text:p text:style-name="P4"><text:span text:style-name="T3">0</text:span></text:p>
          </draw:text-box>
        </draw:frame>
        <draw:polygon draw:style-name="gr25" draw:text-style-name="P3" draw:layer="layout" svg:width="1.909cm" svg:height="0.634cm" svg:x="10.031cm" svg:y="11.984cm" svg:viewBox="0 0 1910 635" draw:points="0,635 1910,635 1910,0 0,0">
          <text:p/>
        </draw:polygon>
        <draw:line draw:style-name="gr2" draw:text-style-name="P3" draw:layer="layout" svg:x1="10.986cm" svg:y1="11.984cm" svg:x2="10.986cm" svg:y2="12.619cm">
          <text:p/>
        </draw:line>
        <draw:frame draw:style-name="gr26" draw:text-style-name="P5" draw:layer="layout" svg:width="0.277cm" svg:height="0.42cm" svg:x="14.7cm" svg:y="10.595cm">
          <draw:text-box>
            <text:p text:style-name="P4"><text:span text:style-name="T3">1</text:span></text:p>
          </draw:text-box>
        </draw:frame>
        <draw:polygon draw:style-name="gr25" draw:text-style-name="P3" draw:layer="layout" svg:width="1.909cm" svg:height="0.634cm" svg:x="13.375cm" svg:y="11.984cm" svg:viewBox="0 0 1910 635" draw:points="0,635 1910,635 1910,0 0,0">
          <text:p/>
        </draw:polygon>
        <draw:line draw:style-name="gr2" draw:text-style-name="P3" draw:layer="layout" svg:x1="14.33cm" svg:y1="11.984cm" svg:x2="14.33cm" svg:y2="12.619cm">
          <text:p/>
        </draw:line>
        <draw:frame draw:style-name="gr26" draw:text-style-name="P5" draw:layer="layout" svg:width="0.277cm" svg:height="0.42cm" svg:x="10.401cm" svg:y="12.182cm">
          <draw:text-box>
            <text:p text:style-name="P4"><text:span text:style-name="T3">0</text:span></text:p>
          </draw:text-box>
        </draw:frame>
        <draw:path draw:style-name="gr3" draw:text-style-name="P3" draw:layer="layout" svg:width="2.723cm" svg:height="0.697cm" svg:x="8.741cm" svg:y="10.016cm" svg:viewBox="0 0 2724 698" svg:d="m2724 698c-160-705-1716-917-2724-446">
          <text:p/>
        </draw:path>
        <draw:polygon draw:style-name="gr4" draw:text-style-name="P3" draw:layer="layout" svg:width="0.277cm" svg:height="0.158cm" svg:x="8.587cm" svg:y="10.18cm" svg:viewBox="0 0 278 159" draw:points="0,159 153,0 165,82 278,117">
          <text:p/>
        </draw:polygon>
        <draw:line draw:style-name="gr3" draw:text-style-name="P3" draw:layer="layout" svg:x1="11.465cm" svg:y1="12.302cm" svg:x2="13.163cm" svg:y2="12.302cm">
          <text:p/>
        </draw:line>
        <draw:polygon draw:style-name="gr4" draw:text-style-name="P3" draw:layer="layout" svg:width="0.262cm" svg:height="0.143cm" svg:x="13.086cm" svg:y="12.23cm" svg:viewBox="0 0 263 144" draw:points="263,72 0,144 62,72 0,0">
          <text:p/>
        </draw:polygon>
        <draw:path draw:style-name="gr3" draw:text-style-name="P3" draw:layer="layout" svg:width="3.589cm" svg:height="1.269cm" svg:x="12.172cm" svg:y="10.714cm" svg:viewBox="0 0 3590 1270" svg:d="m3590 0c-672 777-1627 1188-3590 1270">
          <text:p/>
        </draw:path>
        <draw:polygon draw:style-name="gr4" draw:text-style-name="P3" draw:layer="layout" svg:width="0.27cm" svg:height="0.142cm" svg:x="11.985cm" svg:y="11.91cm" svg:viewBox="0 0 271 143" draw:points="0,82 257,0 200,74 271,143">
          <text:p/>
        </draw:polygon>
        <draw:line draw:style-name="gr3" draw:text-style-name="P3" draw:layer="layout" svg:x1="12.42cm" svg:y1="10.714cm" svg:x2="14.118cm" svg:y2="10.714cm">
          <text:p/>
        </draw:line>
        <draw:polygon draw:style-name="gr4" draw:text-style-name="P3" draw:layer="layout" svg:width="0.262cm" svg:height="0.142cm" svg:x="14.041cm" svg:y="10.643cm" svg:viewBox="0 0 263 143" draw:points="263,71 0,143 62,71 0,0">
          <text:p/>
        </draw:polygon>
        <draw:path draw:style-name="gr3" draw:text-style-name="P3" draw:layer="layout" svg:width="2.572cm" svg:height="1.332cm" svg:x="7.166cm" svg:y="10.714cm" svg:viewBox="0 0 2573 1333" svg:d="m0 0c734 686 1053 1133 2573 1333">
          <text:p/>
        </draw:path>
        <draw:polygon draw:style-name="gr4" draw:text-style-name="P3" draw:layer="layout" svg:width="0.279cm" svg:height="0.14cm" svg:x="9.643cm" svg:y="11.966cm" svg:viewBox="0 0 280 141" draw:points="280,105 0,141 83,79 42,0">
          <text:p/>
        </draw:polygon>
        <draw:line draw:style-name="gr3" draw:text-style-name="P3" draw:layer="layout" svg:x1="8.121cm" svg:y1="10.714cm" svg:x2="9.819cm" svg:y2="10.714cm">
          <text:p/>
        </draw:line>
        <draw:polygon draw:style-name="gr4" draw:text-style-name="P3" draw:layer="layout" svg:width="0.264cm" svg:height="0.142cm" svg:x="9.743cm" svg:y="10.643cm" svg:viewBox="0 0 265 143" draw:points="265,71 0,143 63,71 0,0">
          <text:p/>
        </draw:polygon>
        <draw:frame draw:style-name="gr26" draw:text-style-name="P5" draw:layer="layout" svg:width="0.277cm" svg:height="0.42cm" svg:x="13.745cm" svg:y="12.182cm">
          <draw:text-box>
            <text:p text:style-name="P4"><text:span text:style-name="T3">0</text:span></text:p>
          </draw:text-box>
        </draw:frame>
      </draw:page>
      <draw:page draw:name="page4" draw:style-name="dp1" draw:master-page-name="Default">
        <draw:line draw:style-name="gr3" draw:text-style-name="P3" draw:layer="layout" svg:x1="16.24cm" svg:y1="15.433cm" svg:x2="14.539cm" svg:y2="16.209cm">
          <text:p/>
        </draw:line>
        <draw:polygon draw:style-name="gr4" draw:text-style-name="P3" draw:layer="layout" svg:width="0.278cm" svg:height="0.157cm" svg:x="14.385cm" svg:y="16.121cm" svg:viewBox="0 0 279 158" draw:points="0,158 157,0 166,82 279,118">
          <text:p/>
        </draw:polygon>
        <draw:line draw:style-name="gr2" draw:text-style-name="P3" draw:layer="layout" svg:x1="6.195cm" svg:y1="15.75cm" svg:x2="6.195cm" svg:y2="16.209cm">
          <text:p/>
        </draw:line>
        <draw:polygon draw:style-name="gr4" draw:text-style-name="P3" draw:layer="layout" svg:width="0.214cm" svg:height="0.174cm" svg:x="6.086cm" svg:y="16.158cm" svg:viewBox="0 0 215 175" draw:points="108,175 0,0 108,41 215,0">
          <text:p/>
        </draw:polygon>
        <draw:frame draw:style-name="gr27" draw:text-style-name="P5" draw:layer="layout" svg:width="2.35cm" svg:height="0.42cm" svg:x="5.265cm" svg:y="15.433cm">
          <draw:text-box>
            <text:p text:style-name="P4"><text:span text:style-name="T3">candidates</text:span></text:p>
          </draw:text-box>
        </draw:frame>
        <draw:frame draw:style-name="gr24" draw:text-style-name="P5" draw:layer="layout" svg:width="0.297cm" svg:height="0.42cm" svg:x="5.361cm" svg:y="16.374cm">
          <draw:text-box>
            <text:p text:style-name="P4"><text:span text:style-name="T3">A</text:span></text:p>
          </draw:text-box>
        </draw:frame>
        <draw:frame draw:style-name="gr23" draw:text-style-name="P5" draw:layer="layout" svg:width="0.265cm" svg:height="0.42cm" svg:x="9.666cm" svg:y="18.455cm">
          <draw:text-box>
            <text:p text:style-name="P4"><text:span text:style-name="T3">Y</text:span></text:p>
          </draw:text-box>
        </draw:frame>
        <draw:frame draw:style-name="gr22" draw:text-style-name="P5" draw:layer="layout" svg:width="0.296cm" svg:height="0.42cm" svg:x="13.016cm" svg:y="18.455cm">
          <draw:text-box>
            <text:p text:style-name="P4"><text:span text:style-name="T3">Z</text:span></text:p>
          </draw:text-box>
        </draw:frame>
        <draw:polygon draw:style-name="gr1" draw:text-style-name="P3" draw:layer="layout" svg:width="2.869cm" svg:height="0.634cm" svg:x="10.022cm" svg:y="16.385cm" svg:viewBox="0 0 2870 635" draw:points="0,635 2870,635 2870,0 0,0">
          <text:p/>
        </draw:polygon>
        <draw:line draw:style-name="gr2" draw:text-style-name="P3" draw:layer="layout" svg:x1="10.979cm" svg:y1="16.385cm" svg:x2="10.979cm" svg:y2="17.02cm">
          <text:p/>
        </draw:line>
        <draw:line draw:style-name="gr2" draw:text-style-name="P3" draw:layer="layout" svg:x1="11.935cm" svg:y1="16.385cm" svg:x2="11.935cm" svg:y2="17.02cm">
          <text:p/>
        </draw:line>
        <draw:frame draw:style-name="gr24" draw:text-style-name="P5" draw:layer="layout" svg:width="0.297cm" svg:height="0.42cm" svg:x="13.972cm" svg:y="16.374cm">
          <draw:text-box>
            <text:p text:style-name="P4"><text:span text:style-name="T3">X</text:span></text:p>
          </draw:text-box>
        </draw:frame>
        <draw:polygon draw:style-name="gr1" draw:text-style-name="P3" draw:layer="layout" svg:width="2.869cm" svg:height="0.634cm" svg:x="5.716cm" svg:y="16.385cm" svg:viewBox="0 0 2870 635" draw:points="0,635 2870,635 2870,0 0,0">
          <text:p/>
        </draw:polygon>
        <draw:line draw:style-name="gr2" draw:text-style-name="P3" draw:layer="layout" svg:x1="6.672cm" svg:y1="16.385cm" svg:x2="6.672cm" svg:y2="17.02cm">
          <text:p/>
        </draw:line>
        <draw:line draw:style-name="gr2" draw:text-style-name="P3" draw:layer="layout" svg:x1="7.629cm" svg:y1="16.385cm" svg:x2="7.629cm" svg:y2="17.02cm">
          <text:p/>
        </draw:line>
        <draw:frame draw:style-name="gr28" draw:text-style-name="P5" draw:layer="layout" svg:width="0.278cm" svg:height="0.42cm" svg:x="10.392cm" svg:y="16.583cm">
          <draw:text-box>
            <text:p text:style-name="P4"><text:span text:style-name="T3">0</text:span></text:p>
          </draw:text-box>
        </draw:frame>
        <draw:polygon draw:style-name="gr29" draw:text-style-name="P3" draw:layer="layout" svg:width="1.913cm" svg:height="0.634cm" svg:x="14.326cm" svg:y="16.385cm" svg:viewBox="0 0 1914 635" draw:points="0,635 1914,635 1914,0 0,0">
          <text:p/>
        </draw:polygon>
        <draw:line draw:style-name="gr30" draw:text-style-name="P3" draw:layer="layout" svg:x1="15.283cm" svg:y1="16.385cm" svg:x2="15.283cm" svg:y2="17.02cm">
          <text:p/>
        </draw:line>
        <draw:frame draw:style-name="gr26" draw:text-style-name="P5" draw:layer="layout" svg:width="0.277cm" svg:height="0.42cm" svg:x="6.086cm" svg:y="16.583cm">
          <draw:text-box>
            <text:p text:style-name="P4"><text:span text:style-name="T3">0</text:span></text:p>
          </draw:text-box>
        </draw:frame>
        <draw:polygon draw:style-name="gr29" draw:text-style-name="P3" draw:layer="layout" svg:width="1.913cm" svg:height="0.634cm" svg:x="10.022cm" svg:y="17.973cm" svg:viewBox="0 0 1914 635" draw:points="0,635 1914,635 1914,0 0,0">
          <text:p/>
        </draw:polygon>
        <draw:line draw:style-name="gr30" draw:text-style-name="P3" draw:layer="layout" svg:x1="10.979cm" svg:y1="17.973cm" svg:x2="10.979cm" svg:y2="18.608cm">
          <text:p/>
        </draw:line>
        <draw:frame draw:style-name="gr26" draw:text-style-name="P5" draw:layer="layout" svg:width="0.277cm" svg:height="0.42cm" svg:x="14.697cm" svg:y="16.583cm">
          <draw:text-box>
            <text:p text:style-name="P4"><text:span text:style-name="T4">1</text:span></text:p>
          </draw:text-box>
        </draw:frame>
        <draw:polygon draw:style-name="gr29" draw:text-style-name="P3" draw:layer="layout" svg:width="1.913cm" svg:height="0.634cm" svg:x="13.37cm" svg:y="17.973cm" svg:viewBox="0 0 1914 635" draw:points="0,635 1914,635 1914,0 0,0">
          <text:p/>
        </draw:polygon>
        <draw:line draw:style-name="gr30" draw:text-style-name="P3" draw:layer="layout" svg:x1="14.326cm" svg:y1="17.973cm" svg:x2="14.326cm" svg:y2="18.608cm">
          <text:p/>
        </draw:line>
        <draw:frame draw:style-name="gr28" draw:text-style-name="P5" draw:layer="layout" svg:width="0.278cm" svg:height="0.42cm" svg:x="10.392cm" svg:y="18.171cm">
          <draw:text-box>
            <text:p text:style-name="P4"><text:span text:style-name="T4">1</text:span></text:p>
          </draw:text-box>
        </draw:frame>
        <draw:path draw:style-name="gr3" draw:text-style-name="P3" draw:layer="layout" svg:width="2.728cm" svg:height="0.698cm" svg:x="8.727cm" svg:y="16.004cm" svg:viewBox="0 0 2729 699" svg:d="m2729 699c-160-706-1718-918-2729-447">
          <text:p/>
        </draw:path>
        <draw:polygon draw:style-name="gr4" draw:text-style-name="P3" draw:layer="layout" svg:width="0.278cm" svg:height="0.158cm" svg:x="8.574cm" svg:y="16.168cm" svg:viewBox="0 0 279 159" draw:points="0,159 155,0 166,82 279,117">
          <text:p/>
        </draw:polygon>
        <draw:line draw:style-name="gr3" draw:text-style-name="P3" draw:layer="layout" svg:x1="11.456cm" svg:y1="18.29cm" svg:x2="13.157cm" svg:y2="18.29cm">
          <text:p/>
        </draw:line>
        <draw:polygon draw:style-name="gr4" draw:text-style-name="P3" draw:layer="layout" svg:width="0.264cm" svg:height="0.143cm" svg:x="13.08cm" svg:y="18.218cm" svg:viewBox="0 0 265 144" draw:points="265,72 0,144 63,72 0,0">
          <text:p/>
        </draw:polygon>
        <draw:line draw:style-name="gr31" draw:text-style-name="P3" draw:layer="layout" svg:x1="11.456cm" svg:y1="18.29cm" svg:x2="13.157cm" svg:y2="18.29cm">
          <text:p/>
        </draw:line>
        <draw:path draw:style-name="gr3" draw:text-style-name="P3" draw:layer="layout" svg:width="3.596cm" svg:height="1.269cm" svg:x="12.166cm" svg:y="16.703cm" svg:viewBox="0 0 3597 1270" svg:d="m3597 0c-674 776-1631 1187-3597 1270">
          <text:p/>
        </draw:path>
        <draw:polygon draw:style-name="gr4" draw:text-style-name="P3" draw:layer="layout" svg:width="0.27cm" svg:height="0.142cm" svg:x="11.977cm" svg:y="17.898cm" svg:viewBox="0 0 271 143" draw:points="0,82 258,0 202,74 271,143">
          <text:p/>
        </draw:polygon>
        <draw:path draw:style-name="gr31" draw:text-style-name="P3" draw:layer="layout" svg:width="3.596cm" svg:height="1.269cm" svg:x="12.166cm" svg:y="16.703cm" svg:viewBox="0 0 3597 1270" svg:d="m3597 0c-674 776-1631 1187-3597 1270">
          <text:p/>
        </draw:path>
        <draw:line draw:style-name="gr3" draw:text-style-name="P3" draw:layer="layout" svg:x1="12.413cm" svg:y1="16.703cm" svg:x2="14.114cm" svg:y2="16.703cm">
          <text:p/>
        </draw:line>
        <draw:polygon draw:style-name="gr4" draw:text-style-name="P3" draw:layer="layout" svg:width="0.264cm" svg:height="0.142cm" svg:x="14.037cm" svg:y="16.631cm" svg:viewBox="0 0 265 143" draw:points="265,72 0,143 63,72 0,0">
          <text:p/>
        </draw:polygon>
        <draw:path draw:style-name="gr3" draw:text-style-name="P3" draw:layer="layout" svg:width="2.577cm" svg:height="1.331cm" svg:x="7.151cm" svg:y="16.703cm" svg:viewBox="0 0 2578 1332" svg:d="m0 0c735 685 1053 1132 2578 1332">
          <text:p/>
        </draw:path>
        <draw:polygon draw:style-name="gr4" draw:text-style-name="P3" draw:layer="layout" svg:width="0.279cm" svg:height="0.139cm" svg:x="9.633cm" svg:y="17.955cm" svg:viewBox="0 0 280 140" draw:points="280,104 0,140 83,78 42,0">
          <text:p/>
        </draw:polygon>
        <draw:line draw:style-name="gr3" draw:text-style-name="P3" draw:layer="layout" svg:x1="8.108cm" svg:y1="16.703cm" svg:x2="9.809cm" svg:y2="16.703cm">
          <text:p/>
        </draw:line>
        <draw:polygon draw:style-name="gr4" draw:text-style-name="P3" draw:layer="layout" svg:width="0.263cm" svg:height="0.142cm" svg:x="9.732cm" svg:y="16.631cm" svg:viewBox="0 0 264 143" draw:points="264,72 0,143 62,72 0,0">
          <text:p/>
        </draw:polygon>
        <draw:frame draw:style-name="gr28" draw:text-style-name="P5" draw:layer="layout" svg:width="0.278cm" svg:height="0.42cm" svg:x="13.74cm" svg:y="18.182cm">
          <draw:text-box>
            <text:p text:style-name="P4"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mis </meta:initial-creator>
    <meta:creation-date>2015-03-22T02:14:26</meta:creation-date>
    <dc:date>2015-03-27T00:21:18</dc:date>
    <dc:creator>mimis </dc:creator>
    <meta:editing-duration>PT11M25S</meta:editing-duration>
    <meta:editing-cycles>5</meta:editing-cycles>
    <meta:generator>LibreOffice/4.0.2.2$Linux_X86_64 LibreOffice_project/400m0$Build-2</meta:generator>
    <meta:document-statistic meta:object-count="148"/>
  </office:meta>
</office:document-meta>
</file>